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57500000A8C27A9A174.svm"/>
  <manifest:file-entry manifest:media-type="" manifest:full-path="Pictures/2000000700002B9E000010DA2454FCCF.svm"/>
  <manifest:file-entry manifest:media-type="" manifest:full-path="Pictures/2000000700002FC100000FEC120FE469.svm"/>
  <manifest:file-entry manifest:media-type="" manifest:full-path="Pictures/2000000700002B6A00001021EFA315B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3.625cm" style:rel-column-width="13974*"/>
    </style:style>
    <style:style style:name="Table1.B" style:family="table-column">
      <style:table-column-properties style:column-width="13.374cm" style:rel-column-width="51561*"/>
    </style:style>
    <style:style style:name="Table1.A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3.625cm" style:rel-column-width="13974*"/>
    </style:style>
    <style:style style:name="Table2.B" style:family="table-column">
      <style:table-column-properties style:column-width="13.374cm" style:rel-column-width="51561*"/>
    </style:style>
    <style:style style:name="Table2.A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3.625cm" style:rel-column-width="13974*"/>
    </style:style>
    <style:style style:name="Table3.B" style:family="table-column">
      <style:table-column-properties style:column-width="13.374cm" style:rel-column-width="51561*"/>
    </style:style>
    <style:style style:name="Table3.A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text-line-through-style="none"/>
    </style:style>
    <style:style style:name="P2" style:family="paragraph" style:parent-style-name="Standard">
      <style:paragraph-properties>
        <style:tab-stops>
          <style:tab-stop style:position="1.217cm"/>
          <style:tab-stop style:position="1.64cm"/>
          <style:tab-stop style:position="1.773cm"/>
          <style:tab-stop style:position="1.799cm"/>
          <style:tab-stop style:position="1.852cm"/>
          <style:tab-stop style:position="2.064cm"/>
        </style:tab-stops>
      </style:paragraph-properties>
    </style:style>
    <style:style style:name="P3" style:family="paragraph" style:parent-style-name="Standard">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4"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5" style:family="paragraph" style:parent-style-name="Standard">
      <style:text-properties fo:font-size="14pt" fo:language="en" fo:country="US" fo:font-weight="bold" style:font-size-asian="14pt" style:font-weight-asian="bold" style:font-size-complex="14pt" style:font-weight-complex="bold"/>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paragraph-properties>
        <style:tab-stops>
          <style:tab-stop style:position="1.402cm"/>
          <style:tab-stop style:position="1.64cm"/>
          <style:tab-stop style:position="1.746cm"/>
          <style:tab-stop style:position="2.355cm"/>
        </style:tab-stops>
      </style:paragraph-properties>
    </style:style>
    <style:style style:name="P8" style:family="paragraph" style:parent-style-name="Standard">
      <style:text-properties fo:language="en" fo:country="US"/>
    </style:style>
    <style:style style:name="P9" style:family="paragraph" style:parent-style-name="Standard">
      <style:text-properties fo:background-color="transparent"/>
    </style:style>
    <style:style style:name="P10" style:family="paragraph" style:parent-style-name="Standard">
      <style:text-properties fo:font-style="normal" style:font-style-asian="normal" style:font-style-complex="normal"/>
    </style:style>
    <style:style style:name="P11" style:family="paragraph" style:parent-style-name="Standard">
      <style:paragraph-properties fo:margin-left="0cm" fo:margin-right="0cm" fo:text-indent="0cm" style:auto-text-indent="false"/>
    </style:style>
    <style:style style:name="P12" style:family="paragraph" style:parent-style-name="Table_20_Contents">
      <style:text-properties fo:language="bg" fo:country="BG"/>
    </style:style>
    <style:style style:name="P13" style:family="paragraph" style:parent-style-name="Table_20_Contents">
      <style:text-properties style:text-underline-style="solid" style:text-underline-width="auto" style:text-underline-color="font-color"/>
    </style:style>
    <style:style style:name="P14" style:family="paragraph" style:parent-style-name="Standard" style:list-style-name="L1"/>
    <style:style style:name="P15" style:family="paragraph" style:parent-style-name="Standard" style:list-style-name="L3"/>
    <style:style style:name="P16" style:family="paragraph" style:parent-style-name="Standard" style:list-style-name="L1">
      <style:paragraph-properties fo:margin-left="2.501cm" fo:margin-right="0cm" fo:text-indent="-0.635cm" style:auto-text-indent="false"/>
      <style:text-properties fo:language="en" fo:country="US"/>
    </style:style>
    <style:style style:name="P17" style:family="paragraph" style:parent-style-name="Standard" style:list-style-name="L3">
      <style:paragraph-properties fo:margin-left="2.501cm" fo:margin-right="0cm" fo:text-indent="-0.635cm" style:auto-text-indent="false">
        <style:tab-stops>
          <style:tab-stop style:position="0.318cm"/>
          <style:tab-stop style:position="1.244cm"/>
        </style:tab-stops>
      </style:paragraph-properties>
      <style:text-properties fo:font-style="normal" style:font-style-asian="normal" style:font-style-complex="normal"/>
    </style:style>
    <style:style style:name="P18" style:family="paragraph" style:parent-style-name="Standard" style:list-style-name="L3">
      <style:paragraph-properties fo:margin-left="2.501cm" fo:margin-right="0cm" fo:text-indent="-0.635cm" style:auto-text-indent="false">
        <style:tab-stops>
          <style:tab-stop style:position="0.529cm"/>
        </style:tab-stops>
      </style:paragraph-properties>
      <style:text-properties fo:font-style="normal" style:font-style-asian="normal" style:font-style-complex="normal"/>
    </style:style>
    <style:style style:name="P19" style:family="paragraph" style:parent-style-name="Standard" style:list-style-name="L3">
      <style:paragraph-properties fo:margin-left="2.501cm" fo:margin-right="0cm" fo:text-indent="-0.635cm" style:auto-text-indent="false">
        <style:tab-stops>
          <style:tab-stop style:position="0.476cm"/>
        </style:tab-stops>
      </style:paragraph-properties>
      <style:text-properties fo:font-style="normal" style:font-style-asian="normal" style:font-style-complex="normal"/>
    </style:style>
    <style:style style:name="P20" style:family="paragraph" style:parent-style-name="Standard" style:list-style-name="L2">
      <style:paragraph-properties fo:margin-left="0cm" fo:margin-right="0cm" fo:text-indent="0cm" style:auto-text-indent="false"/>
    </style:style>
    <style:style style:name="P21" style:family="paragraph" style:parent-style-name="Standard" style:list-style-name="L3">
      <style:paragraph-properties fo:margin-left="2.54cm" fo:margin-right="0cm" fo:text-indent="-0.635cm" style:auto-text-indent="false">
        <style:tab-stops>
          <style:tab-stop style:position="0.291cm"/>
        </style:tab-stops>
      </style:paragraph-properties>
      <style:text-properties fo:font-style="normal" style:font-style-asian="normal" style:font-style-complex="normal"/>
    </style:style>
    <style:style style:name="P22" style:family="paragraph" style:parent-style-name="Standard" style:list-style-name="L3">
      <style:paragraph-properties fo:margin-left="3.752cm" fo:margin-right="0cm" fo:text-indent="-0.635cm" style:auto-text-indent="false">
        <style:tab-stops>
          <style:tab-stop style:position="0.556cm"/>
        </style:tab-stops>
      </style:paragraph-properties>
      <style:text-properties fo:font-style="normal" style:font-style-asian="normal" style:font-style-complex="normal"/>
    </style:style>
    <style:style style:name="P23" style:family="paragraph" style:parent-style-name="Standard" style:list-style-name="L3">
      <style:paragraph-properties fo:margin-left="3.752cm" fo:margin-right="0cm" fo:text-indent="-0.635cm" style:auto-text-indent="false">
        <style:tab-stops>
          <style:tab-stop style:position="0.609cm"/>
        </style:tab-stops>
      </style:paragraph-properties>
      <style:text-properties fo:font-style="normal" style:font-style-asian="normal" style:font-style-complex="normal"/>
    </style:style>
    <style:style style:name="P24" style:family="paragraph" style:parent-style-name="Table_20_Contents" style:list-style-name="L4">
      <style:text-properties fo:font-style="italic" style:font-style-asian="italic" style:font-style-complex="italic"/>
    </style:style>
    <style:style style:name="P25" style:family="paragraph" style:parent-style-name="Table_20_Contents" style:list-style-name="L5"/>
    <style:style style:name="P26" style:family="paragraph" style:parent-style-name="Table_20_Contents" style:list-style-name="L5">
      <style:text-properties fo:language="bg" fo:country="BG"/>
    </style:style>
    <style:style style:name="P27" style:family="paragraph" style:parent-style-name="Table_20_Contents" style:list-style-name="L6">
      <style:text-properties fo:language="bg" fo:country="BG"/>
    </style:style>
    <style:style style:name="P28" style:family="paragraph" style:parent-style-name="Table_20_Contents" style:list-style-name="L4">
      <style:text-properties fo:language="bg" fo:country="BG" fo:font-style="italic" style:font-style-asian="italic" style:font-style-complex="italic"/>
    </style:style>
    <style:style style:name="P29" style:family="paragraph" style:parent-style-name="Table_20_Contents" style:list-style-name="L4">
      <style:text-properties fo:language="en" fo:country="US" fo:font-style="italic" style:font-style-asian="italic" style:font-style-complex="italic"/>
    </style:style>
    <style:style style:name="P30" style:family="paragraph" style:parent-style-name="Table_20_Contents" style:list-style-name="L6"/>
    <style:style style:name="P31" style:family="paragraph" style:parent-style-name="Table_20_Contents" style:list-style-name="L7"/>
    <style:style style:name="T1"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2" style:family="text">
      <style:text-properties fo:font-style="italic" style:font-style-asian="italic" style:font-style-complex="italic"/>
    </style:style>
    <style:style style:name="T3" style:family="text">
      <style:text-properties fo:font-style="italic" style:text-underline-style="none" fo:font-weight="bold" style:font-style-asian="italic" style:font-weight-asian="bold" style:font-style-complex="italic"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text-line-through-style="none"/>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weight="bold" style:font-weight-asian="bold" style:font-weight-complex="bold"/>
    </style:style>
    <style:style style:name="T9" style:family="text">
      <style:text-properties style:text-underline-style="none" fo:font-weight="normal" style:font-weight-asian="normal" style:font-weight-complex="normal"/>
    </style:style>
    <style:style style:name="T10" style:family="text">
      <style:text-properties fo:language="en" fo:country="US"/>
    </style:style>
    <style:style style:name="T11" style:family="text">
      <style:text-properties fo:language="en" fo:country="US" fo:font-weight="bold" style:font-weight-asian="bold" style:font-weight-complex="bold"/>
    </style:style>
    <style:style style:name="T12" style:family="text">
      <style:text-properties fo:language="en" fo:country="US" fo:font-weight="bold" fo:background-color="#ffff00" style:font-weight-asian="bold" style:font-weight-complex="bold"/>
    </style:style>
    <style:style style:name="T13" style:family="text">
      <style:text-properties fo:language="en" fo:country="US" fo:font-weight="bold" fo:background-color="transparent"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language="en" fo:country="US" fo:font-style="italic" style:font-style-asian="italic" style:font-style-complex="italic"/>
    </style:style>
    <style:style style:name="T16" style:family="text">
      <style:text-properties fo:language="en" fo:country="US" fo:font-style="italic" fo:background-color="#ffff00" style:font-style-asian="italic" style:font-style-complex="italic"/>
    </style:style>
    <style:style style:name="T17" style:family="text">
      <style:text-properties fo:language="en" fo:country="US" fo:font-style="normal" style:font-style-asian="normal" style:font-style-complex="normal"/>
    </style:style>
    <style:style style:name="T18" style:family="text">
      <style:text-properties fo:language="en" fo:country="US" fo:background-color="#ffff00"/>
    </style:style>
    <style:style style:name="T19" style:family="text">
      <style:text-properties fo:language="bg" fo:country="BG"/>
    </style:style>
    <style:style style:name="T20" style:family="text">
      <style:text-properties fo:language="bg" fo:country="BG" fo:font-weight="normal" style:font-weight-asian="normal" style:font-weight-complex="normal"/>
    </style:style>
    <style:style style:name="T21" style:family="text">
      <style:text-properties fo:language="bg" fo:country="BG" fo:font-weight="bold" style:font-weight-asian="bold" style:font-weight-complex="bold"/>
    </style:style>
    <style:style style:name="T22" style:family="text">
      <style:text-properties fo:language="bg" fo:country="BG" fo:font-style="normal" style:font-style-asian="normal" style:font-style-complex="normal"/>
    </style:style>
    <style:style style:name="T23" style:family="text">
      <style:text-properties fo:language="bg" fo:country="BG" fo:font-style="normal" fo:background-color="#ffff00" style:font-style-asian="normal" style:font-style-complex="normal"/>
    </style:style>
    <style:style style:name="T24" style:family="text">
      <style:text-properties fo:language="bg" fo:country="BG" fo:font-style="italic" style:font-style-asian="italic" style:font-style-complex="italic"/>
    </style:style>
    <style:style style:name="T25" style:family="text">
      <style:text-properties fo:language="bg" fo:country="BG" fo:font-style="italic" fo:background-color="#ffff00" style:font-style-asian="italic" style:font-style-complex="italic"/>
    </style:style>
    <style:style style:name="T26" style:family="text">
      <style:text-properties fo:language="bg" fo:country="BG" fo:background-color="#ffff00"/>
    </style:style>
    <style:style style:name="T27" style:family="text">
      <style:text-properties fo:background-color="#ffff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2.6cm" text:min-label-width="0.635cm"/>
        <style:text-properties style:font-name="StarSymbol"/>
      </text:list-level-style-bullet>
      <text:list-level-style-bullet text:level="3" text:style-name="Bullet_20_Symbols" style:num-suffix="." text:bullet-char="–">
        <style:list-level-properties text:space-before="3.93cm" text:min-label-width="0.635cm"/>
        <style:text-properties style:font-name="StarSymbol"/>
      </text:list-level-style-bullet>
      <text:list-level-style-bullet text:level="4" text:style-name="Bullet_20_Symbols" style:num-suffix="." text:bullet-char="–">
        <style:list-level-properties text:space-before="5.26cm" text:min-label-width="0.635cm"/>
        <style:text-properties style:font-name="StarSymbol"/>
      </text:list-level-style-bullet>
      <text:list-level-style-bullet text:level="5" text:style-name="Bullet_20_Symbols" style:num-suffix="." text:bullet-char="–">
        <style:list-level-properties text:space-before="6.59cm" text:min-label-width="0.635cm"/>
        <style:text-properties style:font-name="StarSymbol"/>
      </text:list-level-style-bullet>
      <text:list-level-style-bullet text:level="6" text:style-name="Bullet_20_Symbols" style:num-suffix="." text:bullet-char="–">
        <style:list-level-properties text:space-before="7.92cm" text:min-label-width="0.635cm"/>
        <style:text-properties style:font-name="StarSymbol"/>
      </text:list-level-style-bullet>
      <text:list-level-style-bullet text:level="7" text:style-name="Bullet_20_Symbols" style:num-suffix="." text:bullet-char="–">
        <style:list-level-properties text:space-before="9.25cm" text:min-label-width="0.635cm"/>
        <style:text-properties style:font-name="StarSymbol"/>
      </text:list-level-style-bullet>
      <text:list-level-style-bullet text:level="8" text:style-name="Bullet_20_Symbols" style:num-suffix="." text:bullet-char="–">
        <style:list-level-properties text:space-before="10.58cm" text:min-label-width="0.635cm"/>
        <style:text-properties style:font-name="StarSymbol"/>
      </text:list-level-style-bullet>
      <text:list-level-style-bullet text:level="9" text:style-name="Bullet_20_Symbols" style:num-suffix="." text:bullet-char="–">
        <style:list-level-properties text:space-before="11.91cm" text:min-label-width="0.635cm"/>
        <style:text-properties style:font-name="StarSymbol"/>
      </text:list-level-style-bullet>
      <text:list-level-style-bullet text:level="10" text:style-name="Bullet_20_Symbols" style:num-suffix="." text:bullet-char="–">
        <style:list-level-properties text:space-before="13.24cm" text:min-label-width="0.635cm"/>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Specification Proposal for: Delivery Certificates</text:p>
      <text:p text:style-name="Standard"/>
      <text:p text:style-name="Standard"/>
      <text:p text:style-name="Standard">Author: Даниел Велев</text:p>
      <text:p text:style-name="Standard">Date: 10.10.2008</text:p>
      <text:p text:style-name="P8">Last Modified: 14.11.2008</text:p>
      <text:p text:style-name="Standard"/>
      <text:p text:style-name="P3">A. Screen(s) description</text:p>
      <text:p text:style-name="Standard"><text:s text:c="2"/><text:tab/></text:p>
      <text:p text:style-name="P2"><text:s text:c="2"/><text:tab/>1) <text:tab/><text:span text:style-name="T3">Browsing екран</text:span><text:span text:style-name="T9"> </text:span>- изкарва таблица с Delivery Certificates. Особености:</text:p>
      <text:p text:style-name="Standard"><text:tab/>- <text:s/>Показаните Delivery Certificates са само за тези складове, за които текущия <text:tab/><text:tab/>потребител отговаря. Достъпа до формата е от главното меню (фиг. 1): <text:line-break/><text:tab/>Warehouses &gt; Delivery Certificates &gt; [списък с имената на складове]</text:p>
      <text:p text:style-name="Standard"/>
      <text:p text:style-name="Standard"><draw:frame draw:style-name="fr1" draw:name="graphics1" text:anchor-type="paragraph" svg:width="11.165cm" svg:height="4.314cm" draw:z-index="0"><draw:image xlink:href="Pictures/2000000700002B9E000010DA2454FCCF.svm" xlink:type="simple" xlink:show="embed" xlink:actuate="onLoad"/></draw:frame><text:tab/><text:tab/><text:tab/><text:tab/><text:tab/><text:tab/><text:tab/><text:tab/><text:tab/><text:tab/>фиг. 1</text:p>
      <text:list xml:id="list43419671" text:style-name="L1">
        <text:list-item>
          <text:list>
            <text:list-item>
              <text:p text:style-name="P14"><text:span text:style-name="T26">В таблицата със протоколите се показват две колони за дати (</text:span><text:span text:style-name="T18">creation_time </text:span><text:span text:style-name="T26">и delivery_certificate_date</text:span><text:span text:style-name="T18">)<text:line-break/></text:span><text:span text:style-name="T16">creation_time</text:span><text:span text:style-name="T18">: </text:span><text:span text:style-name="T26">Създава се автоматично при предаване на протокола и не може да се модифицира от никого и под никаква причина.<text:line-break/></text:span><text:span text:style-name="T25">delivery_certificate_date</text:span><text:span text:style-name="T26">: Създава се автоматично при всяко модифициране на протокола (съхранение или предаване). Служи да се различават протоколи в статус „</text:span><text:span text:style-name="T18">Draft</text:span><text:span text:style-name="T26">“, тъй като те нямат все още серийни номера и не могат да се различават лесно един от друг в списък с други протоколи (склададжията трябва да може да разпознае протокол, който само е съхранил преди време, за да го издаде сега).</text:span><text:span text:style-name="T19"> </text:span></text:p>
            </text:list-item>
          </text:list>
          <text:p text:style-name="P16"/>
        </text:list-item>
      </text:list>
      <text:p text:style-name="Standard"><text:tab/></text:p>
      <text:p text:style-name="Standard"><text:s text:c="2"/><text:tab/>2) <text:span text:style-name="T4">Edit екран</text:span> - изкарва стандартна форма. Особености:</text:p>
      <text:list xml:id="list43412159" text:style-name="L2">
        <text:list-header>
          <text:p text:style-name="P20">2.1. <text:span text:style-name="T2">Details</text:span></text:p>
        </text:list-header>
        <text:list-item>
          <text:p text:style-name="P20">при създаване на нов ППП, полетата за дата <text:span text:style-name="T10">(creation_time</text:span><text:span text:style-name="T19">)</text:span> и номер са празни. Попълват се при предаване на протокола. При съхранение не се попълват.</text:p>
        </text:list-item>
        <text:list-item>
          <text:p text:style-name="P20">при създаване на нов ППП, за основание може да служи само един документ (връзката ППП - основание е 1:1). </text:p>
        </text:list-item>
        <text:list-item>
          <text:p text:style-name="P20">при създаване на нов ППП, Документа за основание може да бъде Фактура, Профактура, Оферта и Тест. <text:s/><text:line-break/>(<text:span text:style-name="T2">Тъй като за момента разполагаме единствено с факури, то протоколите ще бъдат издавани само с основание Фактура. Останалите типове основания ще се визуализират в списък, но при избиране, ще излиза съобщение на потребителя, че тази функционалност не е готова.</text:span>) <text:line-break/>Взависимост от избрания тип документ се отваря форма за избор на конретен документ. При избор в полето <text:span text:style-name="T15">document </text:span><text:span text:style-name="T22">се попълва автоматично номера на документа.</text:span> <text:line-break/>Единствено фактури в статус <text:span text:style-name="T1">Paid </text:span><text:span text:style-name="T19">и</text:span> <text:span text:style-name="T1">PartlyDelivered </text:span>могат да служат за <text:soft-page-break/>основание за издаване на протокол.</text:p>
        </text:list-item>
        <text:list-item>
          <text:p text:style-name="P20">Един документ за основание може да послужи само веднъж за създаване на протокол, ако всички количества описани във фактурата са предадени с протокола. Ако при изготвянето на протокола се намали количеството за някоя позиция, т.е. изпише се по-малко количество отколкото е описано във фактурата, то тази фактура може да стане основание за друг(и) предавателни протоколи. Тогава за новия протокол в таблицата за продукти ще се копират само количествата, които са останали неизписани. </text:p>
        </text:list-item>
        <text:list-item>
          <text:p text:style-name="P20">Приемателен протокол може да бъде в един от следните три <text:span text:style-name="T10">статуса:</text:span></text:p>
        </text:list-item>
      </text:list>
      <text:p text:style-name="P11"><text:span text:style-name="T10"><text:tab/><text:tab/></text:span><text:span text:style-name="T11">Draft – </text:span><text:span text:style-name="T20">Протокола е бил съхранен, но количествата все още не са предадени.</text:span></text:p>
      <text:p text:style-name="P11"><text:span text:style-name="T10"><text:tab/><text:tab/></text:span><text:span text:style-name="T11">Delivered –</text:span><text:span text:style-name="T21"> </text:span><text:span text:style-name="T20">Протокола е издаден – складовите количества са променени. <text:tab/><text:tab/><text:tab/><text:tab/>Данните за протоколи от този тип не могат да се променят (</text:span><text:span text:style-name="T14">readonly</text:span><text:span text:style-name="T20">). <text:tab/><text:tab/><text:tab/>Протокол в този статус не може да бъде изтрит.</text:span></text:p>
      <text:p text:style-name="P11"><text:span text:style-name="T19"><text:tab/><text:tab/></text:span><text:span text:style-name="T13">Invalid</text:span><text:span text:style-name="T11"> – </text:span><text:span text:style-name="T20">Протокола е бил съхранен, но с известно количество продукти, но <text:tab/><text:tab/><text:tab/>междувренно други протоколи са изписали всички продукти от <text:tab/><text:tab/><text:tab/><text:tab/>документа за основание. В статус </text:span><text:span text:style-name="T14">Invalid</text:span><text:span text:style-name="T20"> преминаваме автоматично от <text:tab/><text:tab/><text:tab/>статус </text:span><text:span text:style-name="T14">Draft</text:span><text:span text:style-name="T20"> след като направим опит за предаване и не са останали <text:tab/><text:tab/><text:tab/><text:tab/>количества за предаване.</text:span></text:p>
      <text:p text:style-name="Standard"><text:tab/></text:p>
      <text:p text:style-name="Standard"><draw:frame draw:style-name="fr2" draw:name="graphics3" text:anchor-type="paragraph" svg:width="16.808cm" svg:height="2.581cm" draw:z-index="2"><draw:image xlink:href="Pictures/200000070000457500000A8C27A9A174.svm" xlink:type="simple" xlink:show="embed" xlink:actuate="onLoad"/></draw:frame><text:tab/></text:p>
      <text:p text:style-name="Standard"><text:tab/>2.2. <text:span text:style-name="T2">Clients </text:span></text:p>
      <text:p text:style-name="Standard"><text:tab/>- При избиране на документ за основание автоматично се попълват следните данни за <text:tab/>клиент - име, клон и лице за контакти. Лицето за контакт може да се променя.</text:p>
      <text:p text:style-name="Standard"><text:tab/>- При избиране на документ за основание автоматично се попълват данните за <text:tab/>доставчик(име, клон и служител). Името на служителя се взема от текущия <text:tab/>потребител и не може да се сменя.</text:p>
      <text:p text:style-name="Standard"><text:tab/>- Продуктите от ППП могат да се предадат на място от склада или чрез транспортна <text:tab/>фирма. По подразбиране се приема, че стоката се приема на място. В противен случей <text:tab/>се избира опция за превозвач от падащ списък и трябва да се въведе компания-<text:tab/>превозвач, клон на компанията и лице за контакти. Компаниите-превозвачи са <text:tab/>класифицирани компании.</text:p>
      <text:p text:style-name="Standard"><text:tab/><text:tab/></text:p>
      <text:p text:style-name="Standard"><text:tab/></text:p>
      <text:p text:style-name="Standard"><draw:frame draw:style-name="fr2" draw:name="graphics2" text:anchor-type="paragraph" svg:width="12.226cm" svg:height="4.076cm" draw:z-index="1"><draw:image xlink:href="Pictures/2000000700002FC100000FEC120FE469.svm" xlink:type="simple" xlink:show="embed" xlink:actuate="onLoad"/></draw:frame></text:p>
      <text:p text:style-name="Standard"/>
      <text:p text:style-name="Standard"><text:tab/>2.3 <text:span text:style-name="T2">Products</text:span></text:p>
      <text:p text:style-name="P1"><text:tab/>- При избиране на документ за основание за ППП, автоматично се попълва таблицата с <text:tab/>всички продукти, така както са описани във фактурата. Визуализирането в този екран <text:tab/>е единствено по позиции. Дървото с продукти за избран комплексен продукт може да <text:soft-page-break/><text:tab/>бъде видяно, след като се избере „Modify“ на съответната позиция и след това бутона <text:tab/>„Details“. (вж. Точка 4)</text:p>
      <text:p text:style-name="Standard"><text:tab/>- Отговорника за склада може само да премахва продукти от ППП, но не и да добавя <text:tab/>продукти. </text:p>
      <text:p text:style-name="Standard"><text:tab/>- Отговорника за склада може да променя количества от продукти в посока само <text:tab/>надолу <text:span text:style-name="T27">(Посока нагоре се допуска само до броя, който е зададен във фактурата, ако <text:tab/>преди това е бил намален в протокола – виж </text:span><text:span text:style-name="T16">Use Case </text:span><text:span text:style-name="T25">3, стъпка 4</text:span><text:span text:style-name="T27">).</text:span> Прави се проверка <text:tab/>за налични количества. <text:span text:style-name="T5">(вж. Точка 4).</text:span></text:p>
      <text:p text:style-name="Standard"><text:tab/>- Има бутон "Серийни номера", който е активен когато има избран ред от таблицата и <text:s/><text:tab/>количеството за позицията е целочислена стойност.<text:span text:style-name="T6"> При активен бутон и неговото </text:span><text:span text:style-name="T6"><text:tab/>натискане, потребителя има възможност да въведе серийни номера във форма за <text:tab/>въвеждане (вж. главна точка 3)</text:span></text:p>
      <text:p text:style-name="Standard"/>
      <text:p text:style-name="Standard"><text:tab/></text:p>
      <text:p text:style-name="Standard"><text:tab/>2.4. <text:span text:style-name="T2">Buttons</text:span></text:p>
      <text:p text:style-name="Standard"><text:tab/>- Запази - този бутон само записва ППП без да вкарва или изкарва стока. </text:p>
      <text:p text:style-name="Standard"><text:tab/> <text:s/>При потвърден протокол (предадена стока) или при протокол без промени този бутон <text:tab/>не е активен.</text:p>
      <text:p text:style-name="Standard"><text:s/><text:tab/>- Предай - този бутон записва ППП ако не е записан и след това предава стоката. След <text:tab/>натискането на този бутон стоката се предава и складовите наличности се променят. <text:tab/>Това значи, че двете страни на сделката са подписали физически хартиения носител и <text:tab/>клиента е получил стоката физически. След тази операция ППП по никакъв начин и <text:tab/>при никакви условия не може да се променя.<text:tab/></text:p>
      <text:p text:style-name="Standard"><text:tab/>- Затвори - този бутон затваря формата. </text:p>
      <text:p text:style-name="Standard"><text:tab/></text:p>
      <text:p text:style-name="P7"><text:s text:c="3"/><text:tab/><text:span text:style-name="T4">3) Екран за вписване на серийни номера за продукти</text:span></text:p>
      <text:p text:style-name="Standard"><text:tab/>Екрана се отваря след избиране на бутон „Серийни Номера“. Ако протокола е нов и <text:tab/>все още не-запазен се изисква запазването на протокола. Формата за серийни номера <text:tab/>представлява таблица, като във всеки ред има <text:span text:style-name="T10">JBTextField, </text:span><text:span text:style-name="T19">в който директно може да <text:tab/>се въдеде стойност. Броя редове отговаря на количеството на продукта за съответната <text:tab/>позиция.</text:span> По този начин могат да се вкарат едновременно няколко серийни номера.</text:p>
      <text:p text:style-name="Standard"/>
      <text:p text:style-name="Standard"><text:s text:c="3"/><text:tab/><text:span text:style-name="T4">4) Екран за редакция на позиции.</text:span><text:span text:style-name="T2"> </text:span><text:line-break/><text:tab/></text:p>
      <text:p text:style-name="Standard"><draw:frame draw:style-name="fr2" draw:name="graphics4" text:anchor-type="paragraph" svg:width="11.114cm" svg:height="4.129cm" draw:z-index="3"><draw:image xlink:href="Pictures/2000000700002B6A00001021EFA315B9.svm" xlink:type="simple" xlink:show="embed" xlink:actuate="onLoad"/></draw:frame></text:p>
      <text:p text:style-name="Standard"><text:tab/>- количеството може да се редактира единствено в посока надолу, от това което идва от <text:tab/>документа за основание (фактурата).<text:line-break/><text:tab/>- При натискане на бутон „Details“ се визуализира дървото на комплесен продукт. Ако <text:tab/>продукта не е комплексен, бутона е неактивен.</text:p>
      <text:p text:style-name="Standard"/>
      <text:p text:style-name="Standard"/>
      <text:p text:style-name="P4">B. Additional remarks and points of interest</text:p>
      <text:p text:style-name="Standard"><text:tab/>А<text:span text:style-name="T6">лгоритъм Предаване на протокол:</text:span></text:p>
      <text:p text:style-name="P10"/>
      <text:list xml:id="list43424573" text:style-name="L3">
        <text:list-item>
          <text:p text:style-name="P15"><text:soft-page-break/><text:span text:style-name="T6">Ако статуса на фактурата (документа за основание) междувременно е станал </text:span><text:span text:style-name="T7">Delivered</text:span><text:span text:style-name="T6">, то излиза съобщение, че всички позиции по тази фактура вече са изписани. Протокола минава в статус Invalid. (сега ми хрумна този статус, но ми се струва правилно).</text:span></text:p>
        </text:list-item>
        <text:list-item>
          <text:p text:style-name="P15"><text:span text:style-name="T6">Ако статуса на фактурата е все още </text:span><text:span text:style-name="T7">Paid</text:span><text:span text:style-name="T6">, проверяваме единствено дали има съответния брой стоки в складовите наличности (за всеки случай).</text:span></text:p>
          <text:list>
            <text:list-item>
              <text:p text:style-name="P21">Ако се окаже, че нямаме достатъчно складови наличности, изписваме толкова, колкото има в склада и променяме статуса на фактурата на PartlyDelivered. Автоматично се създава нов протокол, с количествата, които не са могли да се изпишат. </text:p>
            </text:list-item>
            <text:list-item>
              <text:p text:style-name="P17">Ако имаме достатъчно складови наличности</text:p>
              <text:list>
                <text:list-item>
                  <text:p text:style-name="P22">Ако сме изписали всички позиции от фактурата, фактурата преминава в <text:tab/>статус Delivered. Променяме складовите наличности.</text:p>
                </text:list-item>
                <text:list-item>
                  <text:p text:style-name="P23">Ако не сме изписали всички позиции от фактурата, фактурата преминава в статус PartlyDelivered. Променяме складовите наличности.</text:p>
                </text:list-item>
              </text:list>
            </text:list-item>
          </text:list>
        </text:list-item>
        <text:list-item>
          <text:p text:style-name="P15"><text:span text:style-name="T6">Ако статуса на фактурата е </text:span><text:span text:style-name="T7">PartlyDelivered</text:span><text:span text:style-name="T6">, намираме общия брой изписани количества по позиции, за всички вече Delivered протоколи за тази фактура. (Стана малко сложно, но се интересуваме дали имаме право да изпишем количеството стоки, което сме избрали при съхранение на текущия протокол, а това зависи от вече изписаните протоколи). <text:line-break/>Нека за дадена позиция </text:span><text:span text:style-name="T7">S</text:span><text:span text:style-name="T6"> е сумата на вече изписаните количества от Delivered протоколите.<text:line-break/>Нека </text:span><text:span text:style-name="T7">I</text:span><text:span text:style-name="T6"> e количестовото, което е записано във фактурата за позицията.<text:line-break/>Нека </text:span><text:span text:style-name="T7">X</text:span><text:span text:style-name="T6"> е количеството, което искаме да изпишем с текущия протокол.</text:span></text:p>
        </text:list-item>
      </text:list>
      <text:p text:style-name="P10"/>
      <text:list xml:id="list43420943" text:continue-numbering="true" text:style-name="L3">
        <text:list-item>
          <text:list>
            <text:list-item>
              <text:p text:style-name="P18">Ако за някоя позиция имаме X + S &gt; I, изкарваме съобщение, че позиции от фактурата вече са били изписани. Може би е добре да има бутон "Refresh" на формата за редакция на протокол и в този случай да стане активен. С натискането му се показват само тези количества, които са останали за предаване.</text:p>
            </text:list-item>
            <text:list-item>
              <text:p text:style-name="P18">Ако за всяка позиция имаме X + S = I, това означава че изписваме толкова стоки, колкото са останали от преди протоколи. Променяме статуса на фактурата на Delivered и променяме складовите наличности.</text:p>
            </text:list-item>
            <text:list-item>
              <text:p text:style-name="P19">Иначе, променяме складовите наличности, защото желаните от нас количества още не са изписани от предходни протоколи. Статуса на фактурата остава непроменен.</text:p>
            </text:list-item>
          </text:list>
        </text:list-item>
      </text:list>
      <text:p text:style-name="Standard"/>
      <text:p text:style-name="P5">C. Use Cases</text:p>
      <text:p text:style-name="Standard"><text:tab/></text:p>
      <table:table table:name="Table1" table:style-name="Table1">
        <table:table-column table:style-name="Table1.A"/>
        <table:table-column table:style-name="Table1.B"/>
        <table:table-row>
          <table:table-cell table:style-name="Table1.A1" table:number-columns-spanned="2" office:value-type="string">
            <text:p text:style-name="P12"><text:span text:style-name="T11">UseCase1. </text:span>Съхранение на предавателен протокол</text:p>
          </table:table-cell>
          <table:covered-table-cell/>
        </table:table-row>
        <table:table-row>
          <table:table-cell table:style-name="Table1.A2" office:value-type="string">
            <text:p text:style-name="Table_20_Contents">Пререквизити</text:p>
          </table:table-cell>
          <table:table-cell table:style-name="Table1.B2" office:value-type="string">
            <text:list xml:id="list43411425" text:style-name="L4">
              <text:list-item>
                <text:p text:style-name="P24">Съществува фактура с номер 123456 (в статус <text:span text:style-name="T10">Paid</text:span>) с две позиции (стоки): хляб (3 броя) и шоколад (2 броя).</text:p>
              </text:list-item>
              <text:list-item>
                <text:p text:style-name="P24">Потребителя е влязъл успешно в системата.</text:p>
              </text:list-item>
            </text:list>
          </table:table-cell>
        </table:table-row>
        <table:table-row>
          <table:table-cell table:style-name="Table1.A2" office:value-type="string">
            <text:p text:style-name="Table_20_Contents">Цел</text:p>
          </table:table-cell>
          <table:table-cell table:style-name="Table1.B2" office:value-type="string">
            <text:p text:style-name="P13">Създаване на протокол, който по-късно би изписъл стоките.</text:p>
          </table:table-cell>
        </table:table-row>
        <table:table-row>
          <table:table-cell table:style-name="Table1.A2" office:value-type="string">
            <text:p text:style-name="Table_20_Contents">Стъпки</text:p>
          </table:table-cell>
          <table:table-cell table:style-name="Table1.B2" office:value-type="string">
            <text:list xml:id="list43413855" text:style-name="L5">
              <text:list-item>
                <text:p text:style-name="P25">Потребителя избира от главното меню <text:span text:style-name="T10">Warehouses &gt; Delivery Certificates. </text:span><text:span text:style-name="T19">Отваря се панел със списък от предавателните протоколи, за които потребителя отговаря.</text:span></text:p>
              </text:list-item>
              <text:list-item>
                <text:p text:style-name="P25"><text:span text:style-name="T19">Потребителя избира бутона „</text:span><text:span text:style-name="T10">New”. </text:span><text:span text:style-name="T19">Отваря се форма за въвеждане на информация за протокола. </text:span></text:p>
              </text:list-item>
              <text:list-item>
                <text:p text:style-name="P25"><text:span text:style-name="T19">Потребителя избира „Фактура“ за тип основание и след това конкретен документ от форма, в която са изредени фактури в </text:span><text:soft-page-break/><text:span text:style-name="T19">статуси </text:span><text:span text:style-name="T10">Paid </text:span><text:span text:style-name="T19">и </text:span><text:span text:style-name="T10">PartlyDelivered. </text:span><text:span text:style-name="T19">В полето за име на документ се попълва автоматично номера на избраната фактура – 123456. Попълват се секциите за клиент и издател. Също така позициите от фактурата – 3 броя хляб и 2 броя шоколад.</text:span></text:p>
              </text:list-item>
              <text:list-item>
                <text:p text:style-name="P26">Потребителя редактира количеството хляб на 2 броя. Позицията за шоколад остава непроменена (2бр.).</text:p>
              </text:list-item>
              <text:list-item>
                <text:p text:style-name="P25"><text:span text:style-name="T19">Потребителя натиска бутона </text:span><text:span text:style-name="T10">„Save“. </text:span><text:span text:style-name="T19">Текущия протокол се съхранява в статус </text:span><text:span text:style-name="T10">„Draft“,</text:span><text:span text:style-name="T19"> без да се изписват количества от склада. Не се съхранява номер и дата </text:span><text:span text:style-name="T10">(creation_time)</text:span><text:span text:style-name="T19"> на протокола. Фактурата остава в статус </text:span><text:span text:style-name="T10">„Paid“.</text:span></text:p>
              </text:list-item>
            </text:list>
          </table:table-cell>
        </table:table-row>
      </table:table>
      <text:p text:style-name="Standard"/>
      <text:p text:style-name="Standard"/>
      <table:table table:name="Table2" table:style-name="Table2">
        <table:table-column table:style-name="Table2.A"/>
        <table:table-column table:style-name="Table2.B"/>
        <table:table-row>
          <table:table-cell table:style-name="Table2.A1" table:number-columns-spanned="2" office:value-type="string">
            <text:p text:style-name="P12"><text:span text:style-name="T11">UseCase</text:span><text:span text:style-name="T8">2</text:span><text:span text:style-name="T11">. </text:span>Предаване на предавателен протокол при неговото създаване.</text:p>
          </table:table-cell>
          <table:covered-table-cell/>
        </table:table-row>
        <table:table-row>
          <table:table-cell table:style-name="Table2.A2" office:value-type="string">
            <text:p text:style-name="Table_20_Contents">Пререквизити</text:p>
          </table:table-cell>
          <table:table-cell table:style-name="Table2.B2" office:value-type="string">
            <text:list xml:id="list43432335" text:continue-list="list43411425" text:style-name="L4">
              <text:list-item text:start-value="1">
                <text:p text:style-name="P29">Use Case 1 (<text:span text:style-name="T19">виж по-горе</text:span>)</text:p>
              </text:list-item>
              <text:list-item>
                <text:p text:style-name="P24">Потребителя е влязъл успешно в системата.</text:p>
              </text:list-item>
            </text:list>
          </table:table-cell>
        </table:table-row>
        <table:table-row>
          <table:table-cell table:style-name="Table2.A2" office:value-type="string">
            <text:p text:style-name="Table_20_Contents">Цел</text:p>
          </table:table-cell>
          <table:table-cell table:style-name="Table2.B2" office:value-type="string">
            <text:p text:style-name="P13">Предаване на стоки по възможно най-бърз начин.</text:p>
          </table:table-cell>
        </table:table-row>
        <table:table-row>
          <table:table-cell table:style-name="Table2.A2" office:value-type="string">
            <text:p text:style-name="Table_20_Contents">Стъпки</text:p>
          </table:table-cell>
          <table:table-cell table:style-name="Table2.B2" office:value-type="string">
            <text:list xml:id="list43428242" text:style-name="L6">
              <text:list-item>
                <text:p text:style-name="P30">Потребителя избира от главното меню <text:span text:style-name="T10">Warehouses &gt; Delivery Certificates. </text:span><text:span text:style-name="T19">Отваря се панел със списък от предавателните протоколи, за които потребителя отговаря.</text:span></text:p>
              </text:list-item>
              <text:list-item>
                <text:p text:style-name="P30"><text:span text:style-name="T19">Потребителя избира бутона „</text:span><text:span text:style-name="T10">New”. </text:span><text:span text:style-name="T19">Отваря се форма за въвеждане на информация за протокола. </text:span></text:p>
              </text:list-item>
              <text:list-item>
                <text:p text:style-name="P27">Потребителя избира „Фактура“ за тип основание и след това конкретен документ от форма. В полето за име на документ се попълва автоматично номера на избраната фактура – 123456. Попълват се секциите за клиент и издател. Също така позициите от фактурата – 3 броя хляб и 2 броя шоколад.</text:p>
              </text:list-item>
              <text:list-item>
                <text:p text:style-name="P30"><text:span text:style-name="T19">Потребителя премахва от таблицата с продуктите позицията за хляб. Позицията за шоколад остава непроменена </text:span><text:span text:style-name="T10">(2</text:span><text:span text:style-name="T19">бр.)</text:span></text:p>
              </text:list-item>
              <text:list-item>
                <text:p text:style-name="P30"><text:span text:style-name="T19">Потребителя натиска бутона </text:span><text:span text:style-name="T10">„</text:span><text:span text:style-name="T19">Предай</text:span><text:span text:style-name="T10">“. </text:span><text:span text:style-name="T19">Статуса на избраната фактура се променя на </text:span><text:span text:style-name="T10">„PartlyDelivered“ (б</text:span><text:span text:style-name="T19">ила е </text:span><text:span text:style-name="T10">Paid –</text:span><text:span text:style-name="T19"> виж </text:span><text:span text:style-name="T10">Use Case 1).</text:span><text:span text:style-name="T19"> </text:span><text:span text:style-name="T10"><text:s/>С</text:span><text:span text:style-name="T19">кладовите количества се променят, като се изписват 2 броя шоколад. Автоматично се попълва дата </text:span><text:span text:style-name="T10">(creation_time)</text:span><text:span text:style-name="T19"> и номер на протокола. Този протокол не може да бъде изтрит.</text:span></text:p>
              </text:list-item>
            </text:list>
          </table:table-cell>
        </table:table-row>
      </table:table>
      <text:p text:style-name="P5"/>
      <table:table table:name="Table3" table:style-name="Table3">
        <table:table-column table:style-name="Table3.A"/>
        <table:table-column table:style-name="Table3.B"/>
        <table:table-row>
          <table:table-cell table:style-name="Table3.A1" table:number-columns-spanned="2" office:value-type="string">
            <text:p text:style-name="P12"><text:span text:style-name="T8">UseCase3.</text:span><text:span text:style-name="T11"> </text:span>Предаване на вече съхранен предавателен протокол.</text:p>
          </table:table-cell>
          <table:covered-table-cell/>
        </table:table-row>
        <table:table-row>
          <table:table-cell table:style-name="Table3.A2" office:value-type="string">
            <text:p text:style-name="Table_20_Contents">Пререквизити</text:p>
          </table:table-cell>
          <table:table-cell table:style-name="Table3.B2" office:value-type="string">
            <text:list xml:id="list43431492" text:continue-list="list43432335" text:style-name="L4">
              <text:list-item text:start-value="1">
                <text:p text:style-name="P29">Use Case <text:span text:style-name="T19">1 и </text:span>Use Case <text:span text:style-name="T19">2</text:span> (<text:span text:style-name="T19">виж по-горе</text:span>).</text:p>
              </text:list-item>
              <text:list-item>
                <text:p text:style-name="P28">Съществува протокол в статус <text:span text:style-name="T10">„Draft“.<text:line-break/></text:span>(създаден от <text:span text:style-name="T10">Use Case </text:span>1)</text:p>
              </text:list-item>
              <text:list-item>
                <text:p text:style-name="P24">Потребителя е влязъл успешно в системата.</text:p>
              </text:list-item>
            </text:list>
          </table:table-cell>
        </table:table-row>
        <table:table-row>
          <table:table-cell table:style-name="Table3.A2" office:value-type="string">
            <text:p text:style-name="Table_20_Contents">Цел</text:p>
          </table:table-cell>
          <table:table-cell table:style-name="Table3.B2" office:value-type="string">
            <text:p text:style-name="P13">Предаване на протокол, който по някаква причина не е изписъл стоки веднага.</text:p>
          </table:table-cell>
        </table:table-row>
        <table:table-row>
          <table:table-cell table:style-name="Table3.A2" office:value-type="string">
            <text:p text:style-name="Table_20_Contents">Стъпки</text:p>
          </table:table-cell>
          <table:table-cell table:style-name="Table3.B2" office:value-type="string">
            <text:list xml:id="list43407916" text:style-name="L7">
              <text:list-item>
                <text:p text:style-name="P31">Потребителя избира от главното меню <text:span text:style-name="T10">Warehouses &gt; Delivery Certificates. </text:span><text:span text:style-name="T19">Отваря се панел със списък от предавателните протоколи, за които потребителя отговаря.</text:span></text:p>
              </text:list-item>
              <text:list-item>
                <text:p text:style-name="P31"><text:span text:style-name="T19">Потребителя избира протокола, създаден от </text:span><text:span text:style-name="T15">Use Case </text:span><text:span text:style-name="T24">1</text:span><text:span text:style-name="T10">. </text:span><text:span text:style-name="T19">Отваря се форма за редакция на протокола. Избрания документ за основание е фактурата 123456. Позициите са 2 броя хляб и 2 броя шоколад.</text:span></text:p>
              </text:list-item>
              <text:list-item>
                <text:p text:style-name="P31"><text:soft-page-break/><text:span text:style-name="T19">Потребителя избира бутон „Предай“. Системата проверява, че шоколадите от фактурата вече са били изписани от протокола в </text:span><text:span text:style-name="T15">Use Case </text:span><text:span text:style-name="T24">2. </text:span><text:span text:style-name="T22">Излиза съобщение, че някои позиции вече са изписани и автоматично в таблицата с продуктите остават само неизписаните количества – 2 броя хляб.</text:span></text:p>
              </text:list-item>
              <text:list-item>
                <text:p text:style-name="P31"><text:span text:style-name="T23">Потребителя увеличава количеството на хляба на 3</text:span><text:span text:style-name="T22">. Потребителя има право да направи увеличение на количеството, понеже то е било намалено под стойността, зададена във фактурата </text:span><text:span text:style-name="T17">(3</text:span><text:span text:style-name="T22">бр.</text:span><text:span text:style-name="T17">)</text:span></text:p>
              </text:list-item>
              <text:list-item>
                <text:p text:style-name="P31"><text:span text:style-name="T19">Потребителя избира повторно бутона </text:span><text:span text:style-name="T10">„</text:span><text:span text:style-name="T19">Предай</text:span><text:span text:style-name="T10">“. </text:span><text:span text:style-name="T19">Тъй като всички позиции от фактурата се изписват, фактурата става в статус „</text:span><text:span text:style-name="T10">Delivered</text:span><text:span text:style-name="T19">“. </text:span><text:span text:style-name="T10">(</text:span><text:span text:style-name="T19">Всички други съхранени протоколи, които се опитат да изпишат позиции по тази фактура, ще дадат съобщение за </text:span><text:span text:style-name="T19">грешка и ще преминат в статус „</text:span><text:span text:style-name="T10">Invalid</text:span><text:span text:style-name="T19">“</text:span><text:span text:style-name="T10">)</text:span></text:p>
              </text:list-item>
            </text:list>
          </table:table-cell>
        </table:table-row>
      </table:table>
      <text:p text:style-name="P5"/>
      <text:p text:style-name="P6"><text:span text:style-name="T10">D</text:span>. Estimation</text:p>
      <text:p text:style-name="P9"><text:span text:style-name="T10">8</text:span>0 часа</text:p>
      <text:p text:style-name="Standard"/>
      <text:p text:style-name="Standard">Accepted b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bg" fo:country="BG"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bg" fo:country="BG"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d d</meta:initial-creator>
    <meta:creation-date>2008-11-09T20:41:02</meta:creation-date>
    <dc:creator>Daniel</dc:creator>
    <dc:date>2008-11-14T23:33:05.93</dc:date>
    <meta:editing-cycles>123</meta:editing-cycles>
    <meta:editing-duration>PT06H29M37S</meta:editing-duration>
    <meta:document-statistic meta:table-count="3" meta:image-count="4" meta:object-count="0" meta:page-count="6" meta:paragraph-count="99" meta:word-count="1935" meta:character-count="12262"/>
    <meta:user-defined meta:name="Info 1"/>
    <meta:user-defined meta:name="Info 2"/>
    <meta:user-defined meta:name="Info 3"/>
    <meta:user-defined meta:name="Info 4"/>
  </office:meta>
</office:document-meta>
</file>